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Gautami1" svg:font-family="Gautami" style:font-pitch="variable"/>
    <style:font-face style:name="Calibri" svg:font-family="Calibri" style:font-family-generic="roman" style:font-pitch="variable"/>
    <style:font-face style:name="Gautami" svg:font-family="Gautami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9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Calibri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Gautami1" style:font-size-asian="12pt" style:language-asian="ar" style:country-asian="SA" style:font-style-asian="normal" style:font-weight-asian="normal" style:font-name-complex="Tahoma" style:font-size-complex="12pt" style:language-complex="te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asyaadhipa" table:style-name="ta1">
        <table:table-column table:style-name="co1" table:number-columns-repeated="7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Old</text:p>
          </table:table-cell>
          <table:table-cell table:number-columns-repeated="5"/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7"/>
          <table:table-cell table:style-name="ce1" office:value-type="string" calcext:value-type="string">
            <text:p>ఒకే రాశి లేక మిత్ర-మిత్ర = 5 ; మిత్ర – సమ = 4 ; సమ – సమ = 3 ; మిత్ర – శత్రు = 2; <text:s/>సమ- శత్రు = 1 ; శత్రు- శత్రు = 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Gautami1" svg:font-family="Gautami" style:font-pitch="variable"/>
    <style:font-face style:name="Calibri" svg:font-family="Calibri" style:font-family-generic="roman" style:font-pitch="variable"/>
    <style:font-face style:name="Gautami" svg:font-family="Gautami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05T09:50:28.755000000</dc:date>
    <meta:editing-duration>PT39M44S</meta:editing-duration>
    <meta:editing-cycles>1</meta:editing-cycles>
    <meta:document-statistic meta:table-count="1" meta:cell-count="100" meta:object-count="0"/>
    <meta:generator>LibreOffice/6.3.3.2$Windows_X86_64 LibreOffice_project/a64200df03143b798afd1ec74a12ab50359878ed</meta:generator>
  </office:meta>
</office:document-meta>
</file>